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2q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4:.H4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$C5]*[.D$4]/([.$C$9]*[.$I$4])" office:value-type="float" office:value="0.0078125" calcext:value-type="float">
            <text:p>0.0078125</text:p>
          </table:table-cell>
          <table:table-cell table:formula="of:=[.$C5]*[.E$4]/([.$C$9]*[.$I$4])" office:value-type="float" office:value="0.03125" calcext:value-type="float">
            <text:p>0.03125</text:p>
          </table:table-cell>
          <table:table-cell table:formula="of:=[.$C5]*[.F$4]/([.$C$9]*[.$I$4])" office:value-type="float" office:value="0.046875" calcext:value-type="float">
            <text:p>0.046875</text:p>
          </table:table-cell>
          <table:table-cell table:formula="of:=[.$C5]*[.G$4]/([.$C$9]*[.$I$4])" office:value-type="float" office:value="0.03125" calcext:value-type="float">
            <text:p>0.03125</text:p>
          </table:table-cell>
          <table:table-cell table:formula="of:=[.$C5]*[.H$4]/([.$C$9]*[.$I$4])" office:value-type="float" office:value="0.0078125" calcext:value-type="float">
            <text:p>0.0078125</text:p>
          </table:table-cell>
          <table:table-cell table:formula="of:=SUM([.D5:.H5])" office:value-type="float" office:value="0.125" calcext:value-type="float">
            <text:p>0.125</text:p>
          </table:table-cell>
          <table:table-cell/>
          <table:table-cell table:formula="of:=SUM([.E5:.H5])" office:value-type="float" office:value="0.1171875" calcext:value-type="float">
            <text:p>0.117187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C6]*[.D$4]/([.$C$9]*[.$I$4])" office:value-type="float" office:value="0.0234375" calcext:value-type="float">
            <text:p>0.0234375</text:p>
          </table:table-cell>
          <table:table-cell table:style-name="ce1" table:formula="of:=[.$C6]*[.E$4]/([.$C$9]*[.$I$4])" office:value-type="float" office:value="0.09375" calcext:value-type="float">
            <text:p>0.09375</text:p>
          </table:table-cell>
          <table:table-cell table:formula="of:=[.$C6]*[.F$4]/([.$C$9]*[.$I$4])" office:value-type="float" office:value="0.140625" calcext:value-type="float">
            <text:p>0.140625</text:p>
          </table:table-cell>
          <table:table-cell table:formula="of:=[.$C6]*[.G$4]/([.$C$9]*[.$I$4])" office:value-type="float" office:value="0.09375" calcext:value-type="float">
            <text:p>0.09375</text:p>
          </table:table-cell>
          <table:table-cell table:formula="of:=[.$C6]*[.H$4]/([.$C$9]*[.$I$4])" office:value-type="float" office:value="0.0234375" calcext:value-type="float">
            <text:p>0.0234375</text:p>
          </table:table-cell>
          <table:table-cell table:formula="of:=SUM([.D6:.H6])" office:value-type="float" office:value="0.375" calcext:value-type="float">
            <text:p>0.375</text:p>
          </table:table-cell>
          <table:table-cell/>
          <table:table-cell table:formula="of:=SUM([.F6:.H6])" office:value-type="float" office:value="0.2578125" calcext:value-type="float">
            <text:p>0.257812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C7]*[.D$4]/([.$C$9]*[.$I$4])" office:value-type="float" office:value="0.0234375" calcext:value-type="float">
            <text:p>0.0234375</text:p>
          </table:table-cell>
          <table:table-cell table:formula="of:=[.$C7]*[.E$4]/([.$C$9]*[.$I$4])" office:value-type="float" office:value="0.09375" calcext:value-type="float">
            <text:p>0.09375</text:p>
          </table:table-cell>
          <table:table-cell table:style-name="ce1" table:formula="of:=[.$C7]*[.F$4]/([.$C$9]*[.$I$4])" office:value-type="float" office:value="0.140625" calcext:value-type="float">
            <text:p>0.140625</text:p>
          </table:table-cell>
          <table:table-cell table:formula="of:=[.$C7]*[.G$4]/([.$C$9]*[.$I$4])" office:value-type="float" office:value="0.09375" calcext:value-type="float">
            <text:p>0.09375</text:p>
          </table:table-cell>
          <table:table-cell table:formula="of:=[.$C7]*[.H$4]/([.$C$9]*[.$I$4])" office:value-type="float" office:value="0.0234375" calcext:value-type="float">
            <text:p>0.0234375</text:p>
          </table:table-cell>
          <table:table-cell table:formula="of:=SUM([.D7:.H7])" office:value-type="float" office:value="0.375" calcext:value-type="float">
            <text:p>0.375</text:p>
          </table:table-cell>
          <table:table-cell/>
          <table:table-cell table:formula="of:=SUM([.G7:.H7])" office:value-type="float" office:value="0.1171875" calcext:value-type="float">
            <text:p>0.117187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$C8]*[.D$4]/([.$C$9]*[.$I$4])" office:value-type="float" office:value="0.0078125" calcext:value-type="float">
            <text:p>0.0078125</text:p>
          </table:table-cell>
          <table:table-cell table:formula="of:=[.$C8]*[.E$4]/([.$C$9]*[.$I$4])" office:value-type="float" office:value="0.03125" calcext:value-type="float">
            <text:p>0.03125</text:p>
          </table:table-cell>
          <table:table-cell table:formula="of:=[.$C8]*[.F$4]/([.$C$9]*[.$I$4])" office:value-type="float" office:value="0.046875" calcext:value-type="float">
            <text:p>0.046875</text:p>
          </table:table-cell>
          <table:table-cell table:style-name="ce1" table:formula="of:=[.$C8]*[.G$4]/([.$C$9]*[.$I$4])" office:value-type="float" office:value="0.03125" calcext:value-type="float">
            <text:p>0.03125</text:p>
          </table:table-cell>
          <table:table-cell table:formula="of:=[.$C8]*[.H$4]/([.$C$9]*[.$I$4])" office:value-type="float" office:value="0.0078125" calcext:value-type="float">
            <text:p>0.0078125</text:p>
          </table:table-cell>
          <table:table-cell table:formula="of:=SUM([.D8:.H8])" office:value-type="float" office:value="0.125" calcext:value-type="float">
            <text:p>0.125</text:p>
          </table:table-cell>
          <table:table-cell/>
          <table:table-cell table:formula="of:=SUM([.H8])" office:value-type="float" office:value="0.0078125" calcext:value-type="float">
            <text:p>0.0078125</text:p>
          </table:table-cell>
          <table:table-cell/>
        </table:table-row>
        <table:table-row table:style-name="ro1">
          <table:table-cell table:number-columns-repeated="2"/>
          <table:table-cell table:formula="of:=SUM([.C4:.C8])" office:value-type="float" office:value="8" calcext:value-type="float">
            <text:p>8</text:p>
          </table:table-cell>
          <table:table-cell table:formula="of:=SUM([.D5:.D8])" office:value-type="float" office:value="0.0625" calcext:value-type="float">
            <text:p>0.0625</text:p>
          </table:table-cell>
          <table:table-cell table:formula="of:=SUM([.E5:.E8])" office:value-type="float" office:value="0.25" calcext:value-type="float">
            <text:p>0.25</text:p>
          </table:table-cell>
          <table:table-cell table:formula="of:=SUM([.F5:.F8])" office:value-type="float" office:value="0.375" calcext:value-type="float">
            <text:p>0.375</text:p>
          </table:table-cell>
          <table:table-cell table:formula="of:=SUM([.G5:.G8])" office:value-type="float" office:value="0.25" calcext:value-type="float">
            <text:p>0.25</text:p>
          </table:table-cell>
          <table:table-cell table:formula="of:=SUM([.H5:.H8])" office:value-type="float" office:value="0.0625" calcext:value-type="float">
            <text:p>0.0625</text:p>
          </table:table-cell>
          <table:table-cell table:formula="of:=SUM([.D9:.H9])" office:value-type="float" office:value="1" calcext:value-type="float">
            <text:p>1</text:p>
          </table:table-cell>
          <table:table-cell/>
          <table:table-cell table:formula="of:=SUM([.K5:.K8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8"/>
          <table:table-cell table:formula="of:=SUM([.I5:.I8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formula="of:=SUM([.E5])" office:value-type="float" office:value="0.03125" calcext:value-type="float">
            <text:p>0.03125</text:p>
          </table:table-cell>
          <table:table-cell table:formula="of:=SUM([.F5:.F6])" office:value-type="float" office:value="0.1875" calcext:value-type="float">
            <text:p>0.1875</text:p>
          </table:table-cell>
          <table:table-cell table:formula="of:=SUM([.G5:.G7])" office:value-type="float" office:value="0.21875" calcext:value-type="float">
            <text:p>0.21875</text:p>
          </table:table-cell>
          <table:table-cell table:formula="of:=SUM([.H5:.H8])" office:value-type="float" office:value="0.0625" calcext:value-type="float">
            <text:p>0.0625</text:p>
          </table:table-cell>
          <table:table-cell table:formula="of:=SUM([.E13:.H13])" office:value-type="float" office:value="0.5" calcext:value-type="float">
            <text:p>0.5</text:p>
          </table:table-cell>
          <table:table-cell table:number-columns-repeated="2"/>
          <table:table-cell table:formula="of:=SUM([.H8];[.G7:.H7];[.F6:.H6];[.E5:.H5])"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formula="of:=1/32" office:value-type="float" office:value="0.03125" calcext:value-type="float">
            <text:p>0.03125</text:p>
          </table:table-cell>
          <table:table-cell table:formula="of:=3/16" office:value-type="float" office:value="0.1875" calcext:value-type="float">
            <text:p>0.1875</text:p>
          </table:table-cell>
          <table:table-cell table:formula="of:=7/32" office:value-type="float" office:value="0.21875" calcext:value-type="float">
            <text:p>0.21875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SUM([.E14:.H14]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SUM([.H5:.H8];[.G5:.G7];[.F5:.F6];[.E5])" office:value-type="float" office:value="0.5" calcext:value-type="float">
            <text:p>0.5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D21]*1.01" office:value-type="float" office:value="1.04060401" calcext:value-type="float">
            <text:p>1.04060401</text:p>
          </table:table-cell>
          <table:table-cell table:style-name="ce2" table:formula="of:=[.E20]&gt;1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C22]*1.01" office:value-type="float" office:value="1.030301" calcext:value-type="float">
            <text:p>1.030301</text:p>
          </table:table-cell>
          <table:table-cell table:formula="of:=[.D21]*0.99" office:value-type="float" office:value="1.01999799" calcext:value-type="float">
            <text:p>1.01999799</text:p>
          </table:table-cell>
          <table:table-cell table:style-name="ce2" table:formula="of:=[.E21]&gt;1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B24]*1.01" office:value-type="float" office:value="1.0201" calcext:value-type="float">
            <text:p>1.0201</text:p>
          </table:table-cell>
          <table:table-cell/>
          <table:table-cell table:formula="of:=[.D23]*1.01" office:value-type="float" office:value="1.01999799" calcext:value-type="float">
            <text:p>1.01999799</text:p>
          </table:table-cell>
          <table:table-cell table:style-name="ce2" table:formula="of:=[.E22]&gt;1" office:value-type="boolean" office:boolean-value="true" calcext:value-type="boolean">
            <text:p>TRUE</text:p>
          </table:table-cell>
          <table:table-cell table:number-columns-repeated="2"/>
          <table:table-cell table:formula="of:=1.01*1.01*0.99*0.99" office:value-type="float" office:value="0.99980001" calcext:value-type="float">
            <text:p>0.999800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[.C22]*0.99" office:value-type="float" office:value="1.009899" calcext:value-type="float">
            <text:p>1.009899</text:p>
          </table:table-cell>
          <table:table-cell table:formula="of:=[.D23]*0.99" office:value-type="float" office:value="0.99980001" calcext:value-type="float">
            <text:p>0.99980001</text:p>
          </table:table-cell>
          <table:table-cell table:style-name="ce2" table:formula="of:=[.E23]&gt;1" office:value-type="boolean" office:boolean-value="false" calcext:value-type="boolean">
            <text:p>FALSE</text:p>
          </table:table-cell>
          <table:table-cell table:number-columns-repeated="2"/>
          <table:table-cell table:formula="of:=0.99*1.01^3" office:value-type="float" office:value="1.01999799" calcext:value-type="float">
            <text:p>1.019997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D25]*1.01" office:value-type="float" office:value="1.01999799" calcext:value-type="float">
            <text:p>1.01999799</text:p>
          </table:table-cell>
          <table:table-cell table:style-name="ce2" table:formula="of:=[.E24]&gt;1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[.C26]*1.01" office:value-type="float" office:value="1.009899" calcext:value-type="float">
            <text:p>1.009899</text:p>
          </table:table-cell>
          <table:table-cell table:formula="of:=[.D25]*0.99" office:value-type="float" office:value="0.99980001" calcext:value-type="float">
            <text:p>0.99980001</text:p>
          </table:table-cell>
          <table:table-cell table:style-name="ce2" table:formula="of:=[.E25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B24]*0.99" office:value-type="float" office:value="0.9999" calcext:value-type="float">
            <text:p>0.9999</text:p>
          </table:table-cell>
          <table:table-cell/>
          <table:table-cell table:formula="of:=[.D27]*1.01" office:value-type="float" office:value="0.99980001" calcext:value-type="float">
            <text:p>0.99980001</text:p>
          </table:table-cell>
          <table:table-cell table:style-name="ce2" table:formula="of:=[.E26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[.C26]*0.99" office:value-type="float" office:value="0.989901" calcext:value-type="float">
            <text:p>0.989901</text:p>
          </table:table-cell>
          <table:table-cell table:formula="of:=[.D27]*0.99" office:value-type="float" office:value="0.98000199" calcext:value-type="float">
            <text:p>0.98000199</text:p>
          </table:table-cell>
          <table:table-cell table:style-name="ce2" table:formula="of:=[.E27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[.D29]*1.01" office:value-type="float" office:value="1.01999799" calcext:value-type="float">
            <text:p>1.01999799</text:p>
          </table:table-cell>
          <table:table-cell table:style-name="ce2" table:formula="of:=[.E28]&gt;1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C30]*1.01" office:value-type="float" office:value="1.009899" calcext:value-type="float">
            <text:p>1.009899</text:p>
          </table:table-cell>
          <table:table-cell table:formula="of:=[.D29]*0.99" office:value-type="float" office:value="0.99980001" calcext:value-type="float">
            <text:p>0.99980001</text:p>
          </table:table-cell>
          <table:table-cell table:style-name="ce2" table:formula="of:=[.E29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B32]*1.01" office:value-type="float" office:value="0.9999" calcext:value-type="float">
            <text:p>0.9999</text:p>
          </table:table-cell>
          <table:table-cell/>
          <table:table-cell table:formula="of:=[.D31]*1.01" office:value-type="float" office:value="0.99980001" calcext:value-type="float">
            <text:p>0.99980001</text:p>
          </table:table-cell>
          <table:table-cell table:style-name="ce2" table:formula="of:=[.E30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C30]*0.99" office:value-type="float" office:value="0.989901" calcext:value-type="float">
            <text:p>0.989901</text:p>
          </table:table-cell>
          <table:table-cell table:formula="of:=[.D31]*0.99" office:value-type="float" office:value="0.98000199" calcext:value-type="float">
            <text:p>0.98000199</text:p>
          </table:table-cell>
          <table:table-cell table:style-name="ce2" table:formula="of:=[.E31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table:formula="of:=[.D33]*1.01" office:value-type="float" office:value="0.99980001" calcext:value-type="float">
            <text:p>0.99980001</text:p>
          </table:table-cell>
          <table:table-cell table:style-name="ce2" table:formula="of:=[.E32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[.C34]*1.01" office:value-type="float" office:value="0.989901" calcext:value-type="float">
            <text:p>0.989901</text:p>
          </table:table-cell>
          <table:table-cell table:formula="of:=[.D33]*0.99" office:value-type="float" office:value="0.98000199" calcext:value-type="float">
            <text:p>0.98000199</text:p>
          </table:table-cell>
          <table:table-cell table:style-name="ce2" table:formula="of:=[.E33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B32]*0.99" office:value-type="float" office:value="0.9801" calcext:value-type="float">
            <text:p>0.9801</text:p>
          </table:table-cell>
          <table:table-cell/>
          <table:table-cell table:formula="of:=[.D35]*1.01" office:value-type="float" office:value="0.98000199" calcext:value-type="float">
            <text:p>0.98000199</text:p>
          </table:table-cell>
          <table:table-cell table:style-name="ce2" table:formula="of:=[.E34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C34]*0.99" office:value-type="float" office:value="0.970299" calcext:value-type="float">
            <text:p>0.970299</text:p>
          </table:table-cell>
          <table:table-cell table:formula="of:=[.D35]*0.99" office:value-type="float" office:value="0.96059601" calcext:value-type="float">
            <text:p>0.96059601</text:p>
          </table:table-cell>
          <table:table-cell table:style-name="ce2" table:formula="of:=[.E35]&gt;1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0:.E35])" office:value-type="float" office:value="16" calcext:value-type="float">
            <text:p>16</text:p>
          </table:table-cell>
          <table:table-cell table:formula="of:=SUM([.F20:.F35])" office:value-type="float" office:value="5" calcext:value-type="float">
            <text:p>5</text:p>
          </table:table-cell>
          <table:table-cell table:number-columns-repeated="6"/>
        </table:table-row>
      </table:table>
      <table:table table:name="m1q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SED ON ½ HO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84" calcext:value-type="float">
            <text:p>0.84</text:p>
          </table:table-cell>
          <table:table-cell/>
          <table:table-cell table:formula="of:=SQRT(0.16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0.5</text:p>
          </table:table-cell>
          <table:table-cell table:formula="of:=1-SQRT(1-[.B3])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SED ON 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5</text:p>
          </table:table-cell>
          <table:table-cell table:formula="of:=1-POWER(1-[.B7];1/60)" office:value-type="float" office:value="0.0300812989966007" calcext:value-type="float">
            <text:p>0.030081298996601</text:p>
          </table:table-cell>
          <table:table-cell table:formula="of:=[.B8]*30" office:value-type="float" office:value="0.902438969898022" calcext:value-type="float">
            <text:p>0.9024389698980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01:59:42.103462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1:42:04.514841207</meta:creation-date>
    <meta:generator>LibreOffice/6.0.7.3$Linux_X86_64 LibreOffice_project/00m0$Build-3</meta:generator>
    <dc:date>2021-01-08T14:22:40.400592626</dc:date>
    <meta:editing-duration>PT12H32M44S</meta:editing-duration>
    <meta:editing-cycles>10</meta:editing-cycles>
    <meta:document-statistic meta:table-count="2" meta:cell-count="148" meta:object-count="0"/>
  </office:meta>
</office:document-meta>
</file>